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256" calcext:value-type="float">
            <text:p>130.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5552" calcext:value-type="float">
            <text:p>129.7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4296" calcext:value-type="float">
            <text:p>126.5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7496" calcext:value-type="float">
            <text:p>125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6608" calcext:value-type="float">
            <text:p>119.9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288" calcext:value-type="float">
            <text:p>120.4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032" calcext:value-type="float">
            <text:p>120.2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2976" calcext:value-type="float">
            <text:p>119.8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9912" calcext:value-type="float">
            <text:p>118.9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2232" calcext:value-type="float">
            <text:p>118.4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1984" calcext:value-type="float">
            <text:p>117.9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9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6784" calcext:value-type="float">
            <text:p>114.4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44" calcext:value-type="float">
            <text:p>113.2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4696" calcext:value-type="float">
            <text:p>110.7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8424" calcext:value-type="float">
            <text:p>108.5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6128" calcext:value-type="float">
            <text:p>104.6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7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6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6101</text:p>
          </table:table-cell>
          <table:table-cell office:value-type="string" calcext:value-type="string">
            <text:p>195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